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80a08"/>
    </style:style>
    <style:style style:name="T1" style:family="text">
      <style:text-properties fo:color="#ff0000"/>
    </style:style>
    <style:style style:name="T2" style:family="text">
      <style:text-properties fo:color="#3366ff"/>
    </style:style>
    <style:style style:name="T3"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itcoin Laundry</text:h>
      <text:p text:style-name="Text_20_body"><text:a xlink:type="simple" xlink:href="http://smrtmxdxognxhv64.onion/" text:style-name="Internet_20_link" text:visited-style-name="Visited_20_Internet_20_Link"><text:span text:style-name="T1">smrtmxdxognxhv64</text:span></text:a> – <text:span text:style-name="T2">Bitcoin Mixing</text:span> – <text:span text:style-name="Strong_20_Emphasis">SmartMixer.io</text:span></text:p>
      <text:p text:style-name="Text_20_body">Multiple currencies (<text:span text:style-name="Emphasis">LTC, BTC, BTCH and ETH)</text:span> mixes possible. No registration needed / No-Logs Policy.  Offers 8 total Output Addresses, minimum deposit requirement only 0.001BTC (<text:span text:style-name="Emphasis">for Bitcoin)</text:span>. User-controlled fee between 1% -5%. Additional Bitcoin address fee 0.00045529BTC/extra address. Time-delay and fund-distribution 100% user-controlled. Has 3 separate coin-reserves- Standard, Smart and Stealth.</text:p>
      <text:p text:style-name="Text_20_body"><text:a xlink:type="simple" xlink:href="http://anonymixnzn7tdqn.onion/" text:style-name="Internet_20_link" text:visited-style-name="Visited_20_Internet_20_Link"><text:span text:style-name="T1">anonymixnzn7tdqn</text:span></text:a> – <text:span text:style-name="T2">Bitcoin Mixing</text:span> – <text:span text:style-name="Strong_20_Emphasis">Anonymix</text:span></text:p>
      <text:p text:style-name="Text_20_body">Anonymix offers “instant payouts” if and when (quickmix) is selected. If not, it offers 7 custom time-delays to choose from. Delays as long as 24 hours can be set. Fund-distribution is set by user for each address. The fee is 0.3% for each mix, an additional 0.0001BTC is required for additional addresses. Does have a support-team, provides mixing ID as well as Certificate of Origin.</text:p>
      <text:p text:style-name="Text_20_body"><text:span text:style-name="T1">btcmixnqyq7kljrr</text:span> – <text:span text:style-name="T2">Bitcoin Mixing</text:span> – <text:span text:style-name="Strong_20_Emphasis">Bitcoin Mixer</text:span></text:p>
      <text:p text:style-name="Text_20_body">If you wish to mix Bitcoins anywhere from 1BTC- 20BTC+, Bitcoin Mixer can make it happen. The former choice will only need 1 confirmation, the latter (<text:span text:style-name="Emphasis">20BTC+)</text:span> needs 6. The output can be split and sent out to as many as 5 address in total. Each extra address would cost just 0.000001BTC. Fixed fee of 1% charged on top of address-fee. No logs stored, users can delete logs manually.</text:p>
      <text:p text:style-name="Text_20_body"><text:span text:style-name="T1">cryptomixns23scr</text:span> – <text:span text:style-name="T3">Bitcoin Mixing</text:span> – <text:span text:style-name="Strong_20_Emphasis">CryptoMixer</text:span></text:p>
      <text:p text:style-name="Text_20_body">Looking for a Bitmixer alternative to mix your coins? If yes, then you can give a try to CryptoMixer. CrptoMixer’s aim is making transection safer and untraceable. They provide a Letter of Guarantee for every transaction. They charge minimum 0.5% plus 0.0005 BTC for every transaction. But they suggest you to pay a fixed fee to slow down amount-based blockchain analysis.  They provide discount on fee to their regular customer. If you have doubt or query regarding mixing process, number of confirmations, maximum transaction size and more, feel free to check their FAQ page. They answered most of recently asked questions here.</text:p>
      <text:p text:style-name="Text_20_body"><text:span text:style-name="T1">bmcmix4soyfddcvqone5nj6za3ezil3rlbdcndlzr6ajlvux4p4sdzyd</text:span> – <text:span text:style-name="T2">Bitcoin Mixing</text:span> – <text:span text:style-name="Strong_20_Emphasis">BMC mixer</text:span> offers both Registered, as well as non-registration requiring Mixing procedures. Does provide “QuickMix ID” to avoid mixups with previous coins. 10 Output addresses allowed. Randomized fee between 1-4%. Withdrawals can either be instant, or time-delayed. Time-delay is semi user-controlled (One <text:span text:style-name="Emphasis">specific maximum delay setting allowed)</text:span>. Allows 2-FA for registered accounts. Multiple deposit addresses available. Doesn’t keep logs. 0.0018BTC minimum deposit required. 0.00045BTC minimum withdrawal.</text:p>
      <text:p text:style-name="Text_20_body"><text:span text:style-name="Strong_20_Emphasis"><text:span text:style-name="T1">5ifblitg2ywjjo2t</text:span></text:span> – <text:span text:style-name="T3">Bitcoin Mixing</text:span> – <text:span text:style-name="Strong_20_Emphasis">Open Source Bitcoin Mixer</text:span></text:p>
      <text:p text:style-name="Text_20_body">Still didn’t find out best anonymous open source Bitcoin mixing service? If yes, then you can consider above given onion site link. Their charging fee is between 0.5% and 1.5% and minimum input payment from 0.02 to 0.001 BTC. Using secret mixing key, you can check mix status. If you have any doubt or query about Open Source Bitcoin Mixer, you can visit Tor link.</text:p>
      <text:p text:style-name="Text_20_body"><text:span text:style-name="Strong_20_Emphasis"><text:span text:style-name="T1">apple5e3lqymppzp</text:span></text:span> – <text:span text:style-name="T3">Deep Web Bitcoin</text:span> – <text:span text:style-name="Strong_20_Emphasis">100x Your Coins in 24 Hours</text:span></text:p>
      <text:p text:style-name="Text_20_body">100x Your Coins in 24 Hours is another example of dark web scam. This website is stealing money from innocent people or who may fall in their trap of getting 100x of your coins. I advise you to stay away from such deep web sites which are offering multiplying services on the hidden web.</text:p>
      <text:p text:style-name="Text_20_body"><text:span text:style-name="Strong_20_Emphasis"><text:span text:style-name="T1">kaqkiyehzw23pnag</text:span></text:span> – <text:span text:style-name="T3">Deep Web Wallet</text:span> – <text:span text:style-name="Strong_20_Emphasis">Dasli Multicoin Wallet</text:span></text:p>
      <text:p text:style-name="Text_20_body">Are you trying to find out anonymous wallet service on the deep web? Here, we have Dasli Multicoin Wallet onion link for you. This is light wallet and you can use this without downloading Blockchain. Supported coins are Bitcoin, Dash, Startcoin, Dogecoin, Litecoin, Ethereum, and <text:soft-page-break/>Feathercoin.</text:p>
      <text:p text:style-name="Text_20_body"><text:span text:style-name="Strong_20_Emphasis"><text:span text:style-name="T1">bitmixergv5vvbza</text:span></text:span> – <text:span text:style-name="T3">High Volume Bitcoin Mixer</text:span> – <text:span text:style-name="Strong_20_Emphasis">BitMixer</text:span></text:p>
      <text:p text:style-name="Text_20_body">BitMixer is one of the most popular Bitcoin Laundry platforms on the clearnet but currently they have shut down to provide mixing service on the surface web. But on the deep web, they are still available. I am not sure if they are really Bitmixer or just saying. To know how their mixing service works, their fee and amount of minimum and maximum Bitcoin to tumbler, you can check given Bitmixer dark web link.</text:p>
      <text:p text:style-name="P1"><text:span text:style-name="Strong_20_Emphasis"><text:span text:style-name="T1">atvx6hnosgyyafzx</text:span></text:span> – <text:span text:style-name="T3">Bitcoin Mixing</text:span> – <text:span text:style-name="Strong_20_Emphasis">BitcoinBlender.xy</text:span></text:p>
      <text:p text:style-name="P1">BitcoinBlender is another mention in the list of Bitcoin laundry service links. It allows you to cleanse your Bitcoins. Mixing process takes up to 8 hours to increase anonymization level. The minimum amount of funds for cleaning is 0.001 BTC. It charges up to 6% + 0.00015 BTC, but it is not fixed, it can be varied. Apart from this, it doesn’t store any logs. If you have any query, you can check BitcoinBlender FAQ section.</text:p>
      <text:p text:style-name="Text_20_body"><text:span text:style-name="Strong_20_Emphasis"><text:span text:style-name="T1">sgkvfgvtxjzvbadm</text:span></text:span> – <text:span text:style-name="T3">Deep Web Bitcoin Wallet</text:span> – <text:span text:style-name="Strong_20_Emphasis">Kingdom Come </text:span></text:p>
      <text:p text:style-name="Text_20_body">The person behind Kingdome come claims he has a large number of bitcoins wallets having max 100 BTC inside. To buy a bitcoins wallet here, you need to pay only 10% amount of a wallet. He wrote the whole story why he is selling his wallets at such low price and shared proof also. But there are lots of dark web links available on the deep web which are scams and claim anything to steal your bitcoins. So, before getting involved in such type of service, think once more time.</text:p>
      <text:p text:style-name="Text_20_body"><text:span text:style-name="Strong_20_Emphasis"><text:span text:style-name="T1">loundryslz2venqx</text:span></text:span> – <text:span text:style-name="T3">Dark Web Bitcoin Mixing</text:span> – <text:span text:style-name="Strong_20_Emphasis">BitLaundry</text:span></text:p>
      <text:p text:style-name="Text_20_body">BitLaundry is also offering Bitcoin Tumblering anonymous service on the hidden web. If you are not satisfied with above Dark web Bitcoin tumbler links, then you can check this. They charge 0.05% of total Bitcoin plus 0.001 BTC per outgoing transection. There is no option to check your mix status and no email id given to discuss in case if you have any problem in Bitcoin mixing.</text:p>
      <text:p text:style-name="Text_20_body"><text:span text:style-name="Strong_20_Emphasis"><text:span text:style-name="T1">foggeddriztrcar2</text:span></text:span> – <text:span text:style-name="T3">Bitcoin Laundry</text:span> – <text:span text:style-name="Strong_20_Emphasis">Bitcoin Fog</text:span></text:p>
      <text:p text:style-name="Text_20_body">Bitcoin Fog is another anonymous Bitcoin Laundry service on the Dark Web. But only after registering at this website, you can know how much they charge for Bitcoin mixing service and other information.</text:p>
      <text:p text:style-name="Text_20_body"><text:span text:style-name="Strong_20_Emphasis"><text:span text:style-name="T1">cleancoikmh6uamc</text:span></text:span> – <text:span text:style-name="T3">Bitcoin Laundry</text:span> – <text:span text:style-name="Strong_20_Emphasis">CleanCoin</text:span></text:p>
      <text:p text:style-name="Text_20_body">CleanCoin is another anonymous Bitcoin Tumbler platform on the dark web to mix your Bitcoins. Their bitcoin mixing fee is 0.2% of total amount and 0.0001 BTC per transaction. They have washed 70 BTC to over 5300 users till now.</text:p>
      <text:p text:style-name="Text_20_body"><text:span text:style-name="Strong_20_Emphasis"><text:span text:style-name="T1">fwx2oxihh3yi5eyu</text:span></text:span> – <text:span text:style-name="T3">Dark Web Bitcoin</text:span><text:span text:style-name="Emphasis"> – </text:span><text:span text:style-name="Strong_20_Emphasis">Bitiply</text:span></text:p>
      <text:p text:style-name="Text_20_body">Bitiply gives you a facility to multiply your bitcoins. They say they do multiplying your coins by taking advantage of malleability issues in bitcoin transaction system. There is always increment on initial amount which you send them. Service fee is 5% of the final amount (Your coins after multiplying). Minimum Bitcoins amount to deposit is 0.0038 BTC. If you have any query, you can visit given onion link and check FAQ section. If you don’t find your answer there, then you can write an email also to them. I don’t know they are genuine or not. Before deposit your coins, you can check review about them on popular dark web forums.</text:p>
      <text:p text:style-name="Text_20_body"><text:span text:style-name="Strong_20_Emphasis"><text:span text:style-name="T1">4r23alxe7mwyqa4s</text:span></text:span> – <text:span text:style-name="T3">Dark Web Bitcoin</text:span> – <text:span text:style-name="Strong_20_Emphasis">Double Your BTC</text:span></text:p>
      <text:p text:style-name="Text_20_body">This dark web link is claiming to double your BTC. They say they have huge black money in the form of CC and PayPal accounts and they want to get rid of them. For me, it sounds like scam. If you want to give a try to this hidden service on the deep web, then you need to put 0.0021 BTC at risk. Or you can check reviews about them before sending your coins to them.</text:p>
      <text:p text:style-name="Text_20_body"><text:soft-page-break/><text:span text:style-name="Strong_20_Emphasis"><text:span text:style-name="T1">33oifeg53souby5f </text:span></text:span>– <text:span text:style-name="T3">Dark Web Bitcoin Mining</text:span> – <text:span text:style-name="Strong_20_Emphasis">Bitcoin Cloud Service</text:span></text:p>
      <text:p text:style-name="Text_20_body">Looking for Bitcoin mining anonymous service on the dark web? If yes, then you can consider Bitcoin Cloud Service onion link. They cover all things you don’t need to worry about Noise, heat, electricity and maintenance fees. They cover all things. Contact is for 3 year. If you find this interesting then you can check FAQ section for your any query or doubt.</text:p>
      <text:p text:style-name="Text_20_body"><text:span text:style-name="Strong_20_Emphasis"><text:span text:style-name="T1">penguinsmbshtgmf</text:span></text:span><text:span text:style-name="T1"> </text:span>– <text:span text:style-name="T3">Deep Web Bitcoin Mixing</text:span> – <text:span text:style-name="Strong_20_Emphasis">Penguin Mixer</text:span></text:p>
      <text:p text:style-name="Text_20_body">Next pick for dark web bitcoin tumbler links is Penguin Mixer. It is an open source Bitcoin Mixer. They charge very low fee for mixing service, never more than 1 %. They also provide you a secret mixing key by which you can check your mix status by using check Mix status option. You can mix maximum 4 BTC once. You can specify upto 5 address for mixing. Logs of mixing transection are kept for 7 days. If you send money less than minimum and more than maximum, you can lose your bitcoins. You can get can back your coin one hour or 4 hours. It totally depend what option you select. If you have any query or doubt about their service, then you can visit above given deep web link.</text:p>
      <text:p text:style-name="Text_20_body"><text:span text:style-name="Strong_20_Emphasis"><text:span text:style-name="T1">bitcloak43blmhmn</text:span></text:span> – <text:span text:style-name="T3">Bitcoin Mixing</text:span> – <text:span text:style-name="Strong_20_Emphasis">BitCloak Bitcoin Mixer</text:span></text:p>
      <text:p text:style-name="Text_20_body">BitCloak Bitcoin Mixer is the next mention in the list of Bitcoin mixing dark web links. It is safe, secure and processed 4700 Bitcoins till now. Bitcoin mixing process is very simple. Using Mix id you can check Mix status. They charge around 2% plus a network fee of 0.0005 Bitcoins. For any doubt or query, you can visit given onion link and write them email. You can check their Reddit also <text:a xlink:type="simple" xlink:href="https://www.reddit.com/user/BitCloak" text:style-name="Internet_20_link" text:visited-style-name="Visited_20_Internet_20_Link">https://www.reddit.com/user/BitCloak</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0:04.069167650</dc:date>
    <meta:editing-duration>PT28S</meta:editing-duration>
    <meta:editing-cycles>1</meta:editing-cycles>
    <meta:document-statistic meta:table-count="0" meta:image-count="0" meta:object-count="0" meta:page-count="3" meta:paragraph-count="38" meta:word-count="1463" meta:character-count="8897" meta:non-whitespace-character-count="7431"/>
  </office:meta>
</office:document-meta>
</file>